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55f28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5ff52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9009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ada18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55f28c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59009d"/>
    </style:style>
    <style:style style:name="P11" style:family="paragraph" style:parent-style-name="Standard">
      <style:paragraph-properties fo:text-align="start" style:justify-single-word="false"/>
      <style:text-properties officeooo:paragraph-rsid="0065341f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5f28c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9009d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b6101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55ff52" officeooo:paragraph-rsid="0055ff52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74b0f" officeooo:paragraph-rsid="00574b0f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9009d" officeooo:paragraph-rsid="0059009d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59009d" officeooo:paragraph-rsid="0059009d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574b0f" officeooo:paragraph-rsid="0059009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74b0f" officeooo:paragraph-rsid="00574b0f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9aa05" officeooo:paragraph-rsid="0059aa05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5341f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5341f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5ff5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f28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74b0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9009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9aa0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ada18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c6d4e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d09e5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e7bf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eee9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6090b8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61b2bf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5f28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b610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5ff5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9009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9aa0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ada18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style:font-size-asian="12pt" style:font-size-complex="12pt"/>
    </style:style>
    <style:style style:name="T27" style:family="text">
      <style:text-properties style:font-name="DejaVu Sans Condensed" fo:font-size="12pt" officeooo:rsid="0059009d" style:font-size-asian="12pt" style:font-size-complex="12pt"/>
    </style:style>
    <style:style style:name="T28" style:family="text">
      <style:text-properties style:font-name="DejaVu Sans Condensed" fo:font-size="12pt" officeooo:rsid="005b6101" style:font-size-asian="12pt" style:font-size-complex="12pt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45eea0" style:font-weight-asian="normal" style:font-weight-complex="normal"/>
    </style:style>
    <style:style style:name="T31" style:family="text">
      <style:text-properties officeooo:rsid="004ed4c3"/>
    </style:style>
    <style:style style:name="T32" style:family="text">
      <style:text-properties officeooo:rsid="00548803"/>
    </style:style>
    <style:style style:name="T3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2">1<text:span text:style-name="T33">xx</text:span> - Controls</text:p>
          </table:table-cell>
          <table:table-cell table:style-name="Table1.B1" office:value-type="string">
            <text:p text:style-name="P23">2xx - Ground</text:p>
          </table:table-cell>
          <table:table-cell table:style-name="Table1.A1" office:value-type="string">
            <text:p text:style-name="P23">3xx - Flight</text:p>
          </table:table-cell>
          <table:table-cell table:style-name="Table1.D1" office:value-type="string">
            <text:p text:style-name="P23">4xx - A2A</text:p>
          </table:table-cell>
          <table:table-cell table:style-name="Table1.D1" office:value-type="string">
            <text:p text:style-name="P23">5xx - A2G</text:p>
          </table:table-cell>
          <table:table-cell table:style-name="Table1.F1" office:value-type="string">
            <text:p text:style-name="P23">6xx - Misc</text:p>
          </table:table-cell>
        </table:table-row>
      </table:table>
      <text:p text:style-name="P11"><text:span text:style-name="T16">2</text:span><text:span text:style-name="T19">0</text:span><text:span text:style-name="T16">1</text:span><text:span text:style-name="T17"> - </text:span><text:span text:style-name="T18">Cold Start</text:span></text:p>
      <text:p text:style-name="P4"/>
      <text:p text:style-name="P3">Cold Start Checklist<text:span text:style-name="T31"> -- </text:span><text:span text:style-name="T32">(default auto start sequence is about 3:45)</text:span></text:p>
      <text:list xml:id="list1208338502" text:style-name="L1">
        <text:list-item>
          <text:p text:style-name="P5"><text:span text:style-name="T15">P</text:span><text:span text:style-name="T20">arking Brake</text:span><text:span text:style-name="T3"> ... </text:span><text:span text:style-name="T21">On</text:span><text:span text:style-name="T3"> (pulled out) (left front wall)</text:span></text:p>
        </text:list-item>
        <text:list-item>
          <text:p text:style-name="P12"><text:span text:style-name="T14">Throttle</text:span><text:span text:style-name="T26"> ... </text:span><text:span text:style-name="T14">Fully aft</text:span></text:p>
        </text:list-item>
        <text:list-item>
          <text:p text:style-name="P12"><text:span text:style-name="T14">Ground crew</text:span><text:span text:style-name="T26"> ... </text:span><text:span text:style-name="T14">External Power ON</text:span><text:span text:style-name="T26"> (backslash, F8, F2, F1)</text:span></text:p>
        </text:list-item>
      </text:list>
      <text:list text:style-name="L2">
        <text:list-item>
          <text:list>
            <text:list-item>
              <text:p text:style-name="P9"><text:span text:style-name="T3">GPU </text:span><text:span text:style-name="T2">button</text:span><text:span text:style-name="T3"> (left console </text:span><text:span text:style-name="T2">forward</text:span><text:span text:style-name="T3">) should </text:span><text:span text:style-name="T2">show "GPU" lit.</text:span></text:p>
            </text:list-item>
          </text:list>
        </text:list-item>
      </text:list>
      <text:list xml:id="list120919451438221" text:continue-list="list1208338502" text:style-name="L1">
        <text:list-item>
          <text:p text:style-name="P15"><text:span text:style-name="T14">Oxygen Valve switch</text:span><text:span text:style-name="T26"> ... </text:span><text:span text:style-name="T14">O</text:span><text:span text:style-name="T26"> (forward) (right console middle, outboard)</text:span></text:p>
        </text:list-item>
        <text:list-item>
          <text:p text:style-name="P15"><text:span text:style-name="T14">BATTERIES switch</text:span><text:span text:style-name="T26"> ... </text:span><text:span text:style-name="T14">ON</text:span><text:span text:style-name="T26"> (right front wall bottom)</text:span></text:p>
        </text:list-item>
        <text:list-item>
          <text:p text:style-name="P6"><text:span text:style-name="T22">MASTER WARNING</text:span><text:span text:style-name="T2"> </text:span><text:span text:style-name="T5">and </text:span><text:span text:style-name="T23">MASTER CAUTION</text:span><text:span text:style-name="T5"> </text:span><text:span text:style-name="T2">... </text:span><text:span text:style-name="T22">Reset</text:span><text:span text:style-name="T2"> (press light</text:span><text:span text:style-name="T5">s</text:span><text:span text:style-name="T2"> on top </text:span><text:span text:style-name="T5">left and right</text:span><text:span text:style-name="T2"> instrument panel)</text:span></text:p>
        </text:list-item>
        <text:list-item>
          <text:p text:style-name="P6"><text:span text:style-name="T22">GPU button</text:span><text:span text:style-name="T2"> ... </text:span><text:span text:style-name="T22">Press</text:span><text:span text:style-name="T2"> to activate ground power</text:span><text:span text:style-name="T4"> (left console forward), button will show </text:span><text:span text:style-name="T5">"GPU" and </text:span><text:span text:style-name="T4">"ON" lit</text:span><text:span text:style-name="T10"> (left console forward)</text:span></text:p>
        </text:list-item>
      </text:list>
      <text:list text:style-name="L3">
        <text:list-item>
          <text:list>
            <text:list-item>
              <text:p text:style-name="P16">Wheel chocks will automatically be removed when GPU is enabled.</text:p>
            </text:list-item>
          </text:list>
        </text:list-item>
      </text:list>
      <text:list xml:id="list120919149110966" text:continue-list="list120919451438221" text:style-name="L1">
        <text:list-item>
          <text:p text:style-name="P18"><text:span text:style-name="T22">B</text:span><text:span text:style-name="T14">US TIE switch</text:span><text:span text:style-name="T1"> ... </text:span><text:span text:style-name="T14">ON</text:span><text:span text:style-name="T9"> (right front wall bottom)</text:span></text:p>
        </text:list-item>
        <text:list-item>
          <text:p text:style-name="P19"><text:span text:style-name="T22">MASTER WARNING</text:span><text:span text:style-name="T2"> </text:span><text:span text:style-name="T5">and </text:span><text:span text:style-name="T23">MASTER CAUTION</text:span><text:span text:style-name="T5"> </text:span><text:span text:style-name="T2">... </text:span><text:span text:style-name="T22">Reset</text:span><text:span text:style-name="T2"> (press light</text:span><text:span text:style-name="T5">s</text:span><text:span text:style-name="T2"> on top </text:span><text:span text:style-name="T5">left and right</text:span><text:span text:style-name="T2"> instrument panel)</text:span></text:p>
        </text:list-item>
        <text:list-item>
          <text:p text:style-name="P20"><text:span text:style-name="T14">INVERTER switch</text:span><text:span text:style-name="T1"> ... </text:span><text:span text:style-name="T14">NORMAL</text:span><text:span text:style-name="T1"> (up) (right front wall)</text:span></text:p>
        </text:list-item>
        <text:list-item>
          <text:p text:style-name="P20"><text:span text:style-name="T1">On </text:span><text:span text:style-name="T14">FUEL</text:span><text:span text:style-name="T1"> panel (left console front):</text:span></text:p>
          <text:list>
            <text:list-item>
              <text:p text:style-name="P20"><text:span text:style-name="T14">Fuel Transfer Pump switches</text:span><text:span text:style-name="T1"> ... </text:span><text:span text:style-name="T14">AUTO</text:span><text:span text:style-name="T1"> (forward) for all tanks with fuel (green lights), </text:span><text:span text:style-name="T14">OFF</text:span><text:span text:style-name="T1"> (middle) for any tanks without fuel (red lights)</text:span></text:p>
            </text:list-item>
            <text:list-item>
              <text:p text:style-name="P20"><text:span text:style-name="T14">FUSELAGE TANK PUMP button</text:span><text:span text:style-name="T1"> ... </text:span><text:span text:style-name="T14">ON</text:span><text:span text:style-name="T1">; "OFF" light will turn off (transparent guarded switch)</text:span></text:p>
            </text:list-item>
            <text:list-item>
              <text:p text:style-name="P20"><text:span text:style-name="T14">FUEL SWITCH button</text:span><text:span text:style-name="T1"> ... </text:span><text:span text:style-name="T14">ON</text:span><text:span text:style-name="T1">; "OFF" light will turn off (transparent guarded switch)</text:span></text:p>
            </text:list-item>
          </text:list>
        </text:list-item>
        <text:list-item>
          <text:p text:style-name="P18"><text:span text:style-name="T14">IGNITION switch</text:span><text:span text:style-name="T1"> ... </text:span><text:span text:style-name="T14">START for 2 seconds</text:span><text:span text:style-name="T1">, then release</text:span><text:span text:style-name="T11"> (left console in front of throttle)</text:span></text:p>
        </text:list-item>
        <text:list-item>
          <text:p text:style-name="P18"><text:span text:style-name="T1">When </text:span><text:span text:style-name="T14">N2</text:span><text:span text:style-name="T1"> gauge reaches </text:span><text:span text:style-name="T14">10%</text:span><text:span text:style-name="T1">: </text:span><text:span text:style-name="T14">Throttle</text:span><text:span text:style-name="T1"> ... </text:span><text:span text:style-name="T14">IDLE</text:span><text:span text:style-name="T1"> (</text:span><text:span text:style-name="T14">Bottom Thumb Button press</text:span><text:span text:style-name="T1">)</text:span></text:p>
        </text:list-item>
      </text:list>
      <text:list text:style-name="L4">
        <text:list-item>
          <text:list>
            <text:list-item>
              <text:p text:style-name="P17">Engine should stabilize at: N1 29-33%, ITT approx 520 deg C, N2 58-71%, fuel flow approx 230 lbs/hr.</text:p>
            </text:list-item>
          </text:list>
        </text:list-item>
      </text:list>
      <text:list xml:id="list120919114416949" text:continue-list="list120919149110966" text:style-name="L1">
        <text:list-item>
          <text:p text:style-name="P7"><text:span text:style-name="T22">GPU button</text:span><text:span text:style-name="T2"> ... </text:span><text:span text:style-name="T22">Press</text:span><text:span text:style-name="T2"> to </text:span><text:span text:style-name="T5">de</text:span><text:span text:style-name="T2">activate ground power</text:span><text:span text:style-name="T4"> (left console forward), button will show</text:span><text:span text:style-name="T5"> only "GPU" lit</text:span><text:span text:style-name="T12"> (left console forward)</text:span></text:p>
        </text:list-item>
        <text:list-item>
          <text:p text:style-name="P13"><text:span text:style-name="T14">Ground crew</text:span><text:span text:style-name="T26"> ... </text:span><text:span text:style-name="T14">External Power O</text:span><text:span text:style-name="T23">FF</text:span><text:span text:style-name="T26"> (backslash, F8, F2, F</text:span><text:span text:style-name="T27">2</text:span><text:span text:style-name="T26">)</text:span></text:p>
        </text:list-item>
      </text:list>
      <text:list text:style-name="L5">
        <text:list-item>
          <text:list>
            <text:list-item>
              <text:p text:style-name="P10"><text:span text:style-name="T3">GPU </text:span><text:span text:style-name="T2">button</text:span><text:span text:style-name="T3"> (left console </text:span><text:span text:style-name="T2">forward</text:span><text:span text:style-name="T3">) should </text:span><text:span text:style-name="T2">show </text:span><text:span text:style-name="T5">nothing</text:span><text:span text:style-name="T2"> lit.</text:span></text:p>
            </text:list-item>
          </text:list>
        </text:list-item>
      </text:list>
      <text:list xml:id="list120918312304628" text:continue-list="list120919114416949" text:style-name="L1">
        <text:list-item>
          <text:p text:style-name="P18"><text:span text:style-name="T14">GENERATOR switch</text:span><text:span text:style-name="T1"> ... </text:span><text:span text:style-name="T14">RESET</text:span><text:span text:style-name="T1"> (left click), then ON (right click)</text:span><text:span text:style-name="T13"> (right front wall)</text:span></text:p>
        </text:list-item>
        <text:list-item>
          <text:p text:style-name="P7"><text:span text:style-name="T23">Standby Artificial Horizon</text:span><text:span text:style-name="T5"> ... </text:span><text:span text:style-name="T23">Uncage</text:span><text:span text:style-name="T5"> and align with horizon (</text:span><text:span text:style-name="T8">right</text:span><text:span text:style-name="T5"> instrument panel)</text:span></text:p>
        </text:list-item>
        <text:list-item>
          <text:p text:style-name="P18"><text:span text:style-name="T14">IFF </text:span><text:span text:style-name="T24">MASTER knob</text:span><text:span text:style-name="T6"> ... </text:span><text:span text:style-name="T24">NORM</text:span><text:span text:style-name="T6"> (center console between legs)</text:span></text:p>
        </text:list-item>
        <text:list-item>
          <text:p text:style-name="P21"><text:span text:style-name="T14">IFF MODE 4 switch</text:span><text:span text:style-name="T1"> ... </text:span><text:span text:style-name="T14">ON</text:span><text:span text:style-name="T1"> (center console between legs)</text:span></text:p>
        </text:list-item>
        <text:list-item>
          <text:p text:style-name="P8"><text:span text:style-name="T25">Canopy</text:span><text:span text:style-name="T7"> ... </text:span><text:span text:style-name="T25">Close and lock</text:span><text:span text:style-name="T7"> (</text:span><text:span text:style-name="T25">T7 switch</text:span><text:span text:style-name="T7"> up or down, once to close, again to lock)</text:span></text:p>
        </text:list-item>
        <text:list-item>
          <text:p text:style-name="P8"><text:span text:style-name="T25">Wait for AHRS to synchronize</text:span><text:span text:style-name="T21">:</text:span><text:span text:style-name="T7"> Backup compass (right canopy bow), HSI compass, and RMI compass (left of HSI) should all be the same.</text:span></text:p>
        </text:list-item>
        <text:list-item>
          <text:p text:style-name="P14"><text:span text:style-name="T15">P</text:span><text:span text:style-name="T14">arking Brake</text:span><text:span text:style-name="T26"> ... </text:span><text:span text:style-name="T21">Release</text:span><text:span text:style-name="T26"> (p</text:span><text:span text:style-name="T28">ushed in</text:span><text:span text:style-name="T26">) (left front wall)</text:span></text:p>
        </text:list-item>
      </text:list>
      <text:p text:style-name="P1"/>
      <text:p text:style-name="P2"><text:span text:style-name="T29">Proceed with rest of preflight checklist </text:span><text:span text:style-name="T30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2:09:18.183000000</dc:date>
    <meta:editing-duration>PT17H10M43S</meta:editing-duration>
    <meta:editing-cycles>7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8" meta:word-count="433" meta:character-count="2439" meta:non-whitespace-character-count="2073"/>
  </office:meta>
</office:document-meta>
</file>